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👥 </text:span><text:span text:style-name="Strong_20_Emphasis"><text:span text:style-name="Source_20_Text">Party</text:span></text:span><text:span text:style-name="Strong_20_Emphasis"> (Group of Units)</text:span></text:h>
      <text:list text:style-name="L1">
        <text:list-item>
          <text:p text:style-name="P1"><text:span text:style-name="Source_20_Text">payload</text:span> – Array of <text:span text:style-name="Source_20_Text">Unit</text:span>s</text:p>
        </text:list-item>
        <text:list-item>
          <text:p text:style-name="P1"><text:span text:style-name="Source_20_Text">upkeep</text:span> – Array of dictionaries, e.g. <text:span text:style-name="Source_20_Text">{gold: 10, mana: 2}</text:span>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3:55.138057196</meta:creation-date>
    <dc:date>2025-07-25T22:38:14.191682284</dc:date>
    <meta:editing-duration>PT1M51S</meta:editing-duration>
    <meta:editing-cycles>4</meta:editing-cycles>
    <meta:generator>LibreOffice/25.2.4.3$Linux_X86_64 LibreOffice_project/520$Build-3</meta:generator>
    <meta:document-statistic meta:table-count="0" meta:image-count="0" meta:object-count="0" meta:page-count="1" meta:paragraph-count="3" meta:word-count="20" meta:character-count="106" meta:non-whitespace-character-count="89"/>
  </office:meta>
</office:document-meta>
</file>